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4" style:family="table-cell">
      <style:table-cell-properties fo:padding="0.97mm" fo:border-left="none" fo:border-right="none" fo:border-top="none" fo:border-bottom="1pt solid #000000"/>
    </style:style>
    <style:style style:name="Table83.D6"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46.65mm"/>
    </style:style>
    <style:style style:name="Table184.C" style:family="table-column">
      <style:table-column-properties style:column-width="32.14mm"/>
    </style:style>
    <style:style style:name="Table184.D" style:family="table-column">
      <style:table-column-properties style:column-width="45.86mm"/>
    </style:style>
    <style:style style:name="Table184.E" style:family="table-column">
      <style:table-column-properties style:column-width="23.51mm"/>
    </style:style>
    <style:style style:name="Table184.A1" style:family="table-cell">
      <style:table-cell-properties fo:padding="0.97mm" fo:border="none"/>
    </style:style>
    <style:style style:name="Table184.B4"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4" style:family="table-row">
      <style:table-row-properties style:min-row-height="3.1mm"/>
    </style:style>
    <style:style style:name="Table183.B4"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4"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4"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4"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4" style:family="table-cell">
      <style:table-cell-properties fo:padding="0.97mm" fo:border-left="none" fo:border-right="none" fo:border-top="none" fo:border-bottom="1pt solid #000000"/>
    </style:style>
    <style:style style:name="Table96.D6" style:family="table-cell" style:data-style-name="N100">
      <style:table-cell-properties fo:padding="0.97mm" fo:border="none"/>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background-color="transparent"/>
    </style:style>
    <style:style style:name="P5" style:family="paragraph" style:parent-style-name="Standard">
      <style:paragraph-properties fo:text-align="center" style:justify-single-word="false"/>
      <style:text-properties fo:font-size="10.5pt" fo:language="en" fo:country="US"/>
    </style:style>
    <style:style style:name="P6" style:family="paragraph" style:parent-style-name="Default_5f_ntt">
      <style:text-properties fo:language="en" fo:country="US"/>
    </style:style>
    <style:style style:name="P7" style:family="paragraph" style:parent-style-name="Heading_20_2" style:master-page-name="First_20_Page">
      <style:paragraph-properties style:page-number="auto"/>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use-window-font-color="true" style:font-name="Arial" fo:font-size="10.5pt" style:font-name-complex="DejaVu Sans1"/>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324105897467649699" text:style-name="Outline">
        <text:list-item>
          <text:list>
            <text:list-item>
              <text:h text:style-name="P7" text:outline-level="2">SYSTem</text:h>
            </text:list-item>
          </text:list>
        </text:list-item>
      </text:list>
      <text:p text:style-name="P2">System commands control system functions that are not directly related to output control, measurement, or status functions.</text:p>
      <text:p text:style-name="P2"/>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2">Returns an &lt;instrument_specifier&gt;</text:p>
          </table:table-cell>
        </table:table-row>
        <table:table-row>
          <table:table-cell table:style-name="Table10.A2" office:value-type="string">
            <text:p text:style-name="scpi1">:CHANnel</text:p>
          </table:table-cell>
          <table:table-cell table:style-name="Table10.A2" office:value-type="string">
            <text:p text:style-name="P2"/>
          </table:table-cell>
        </table:table-row>
        <table:table-row>
          <table:table-cell table:style-name="Table10.A2" office:value-type="string">
            <text:p text:style-name="scpi2"><text:a xlink:type="simple" xlink:href="#syst_chan_coun" text:style-name="Internet_20_link" text:visited-style-name="Visited_20_Internet_20_Link">[:COU</text:a><text:a xlink:type="simple" xlink:href="#syst_chan_coun" text:style-name="Internet_20_link" text:visited-style-name="Visited_20_Internet_20_Link">N</text:a><text:a xlink:type="simple" xlink:href="#syst_chan_coun" text:style-name="Internet_20_link" text:visited-style-name="Visited_20_Internet_20_Link">t]?</text:a></text:p>
          </table:table-cell>
          <table:table-cell table:style-name="Table10.A2" office:value-type="string">
            <text:p text:style-name="P2">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2"/>
          </table:table-cell>
        </table:table-row>
        <table:table-row>
          <table:table-cell table:style-name="Table10.A2" office:value-type="string">
            <text:p text:style-name="scpi3"><text:a xlink:type="simple" xlink:href="#syst_chan_curr" text:style-name="Internet_20_link" text:visited-style-name="Visited_20_Internet_20_Link">:</text:a><text:a xlink:type="simple" xlink:href="#syst_chan_curr" text:style-name="Internet_20_link" text:visited-style-name="Visited_20_Internet_20_Link">CURRent?</text:a></text:p>
          </table:table-cell>
          <table:table-cell table:style-name="Table10.A2" office:value-type="string">
            <text:p text:style-name="P2">Returns output current capability</text:p>
          </table:table-cell>
        </table:table-row>
        <table:table-row>
          <table:table-cell table:style-name="Table10.A2" office:value-type="string">
            <text:p text:style-name="scpi3">:ONtime</text:p>
          </table:table-cell>
          <table:table-cell table:style-name="Table10.A2" office:value-type="string">
            <text:p text:style-name="P2"/>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2">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2">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a><text:a xlink:type="simple" xlink:href="#syst_chan_pow" text:style-name="Internet_20_link" text:visited-style-name="Visited_20_Internet_20_Link">POWer?</text:a></text:p>
          </table:table-cell>
          <table:table-cell table:style-name="Table10.A2" office:value-type="string">
            <text:p text:style-name="P2">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text:a><text:a xlink:type="simple" xlink:href="#syst_chan_prog" text:style-name="Internet_20_link" text:visited-style-name="Visited_20_Internet_20_Link">PROGram?</text:a></text:p>
          </table:table-cell>
          <table:table-cell table:style-name="Table10.A2" office:value-type="string">
            <text:p text:style-name="P2">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text:a><text:a xlink:type="simple" xlink:href="#syst_chan_volt" text:style-name="Internet_20_link" text:visited-style-name="Visited_20_Internet_20_Link">VOLTage?</text:a></text:p>
          </table:table-cell>
          <table:table-cell table:style-name="Table10.A2" office:value-type="string">
            <text:p text:style-name="P2">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text:a><text:a xlink:type="simple" xlink:href="#syst_chan_mod" text:style-name="Internet_20_link" text:visited-style-name="Visited_20_Internet_20_Link">MODel?</text:a></text:p>
          </table:table-cell>
          <table:table-cell table:style-name="Table10.A2" office:value-type="string">
            <text:p text:style-name="P2">Returns the channel model identification</text:p>
          </table:table-cell>
        </table:table-row>
        <table:table-row>
          <table:table-cell table:style-name="Table10.A2" office:value-type="string">
            <text:p text:style-name="scpi1">CPU</text:p>
          </table:table-cell>
          <table:table-cell table:style-name="Table10.A2" office:value-type="string">
            <text:p text:style-name="P2"/>
          </table:table-cell>
        </table:table-row>
        <table:table-row>
          <table:table-cell table:style-name="Table10.A2" office:value-type="string">
            <text:p text:style-name="scpi2">:INFOrmation</text:p>
          </table:table-cell>
          <table:table-cell table:style-name="Table10.A2" office:value-type="string">
            <text:p text:style-name="P2"/>
          </table:table-cell>
        </table:table-row>
        <table:table-row>
          <table:table-cell table:style-name="Table10.A2" office:value-type="string">
            <text:p text:style-name="scpi3">:ETHernet</text:p>
          </table:table-cell>
          <table:table-cell table:style-name="Table10.A2" office:value-type="string">
            <text:p text:style-name="P2"/>
          </table:table-cell>
        </table:table-row>
        <table:table-row>
          <table:table-cell table:style-name="Table10.A2" office:value-type="string">
            <text:p text:style-name="scpi4"><text:a xlink:type="simple" xlink:href="#syst_cpu_eth_type" text:style-name="Internet_20_link" text:visited-style-name="Visited_20_Internet_20_Link">:</text:a><text:a xlink:type="simple" xlink:href="#syst_cpu_eth_type" text:style-name="Internet_20_link" text:visited-style-name="Visited_20_Internet_20_Link">TYPE?</text:a></text:p>
          </table:table-cell>
          <table:table-cell table:style-name="Table10.A2" office:value-type="string">
            <text:p text:style-name="P2">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2"/>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2">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2">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ext:a><text:a xlink:type="simple" xlink:href="#syst_cpu_type" text:style-name="Internet_20_link" text:visited-style-name="Visited_20_Internet_20_Link">TYPE?</text:a></text:p>
          </table:table-cell>
          <table:table-cell table:style-name="Table10.A2" office:value-type="string">
            <text:p text:style-name="P2">Returns the type of CPU</text:p>
          </table:table-cell>
        </table:table-row>
        <table:table-row>
          <table:table-cell table:style-name="Table10.A2" office:value-type="string">
            <text:p text:style-name="scpi2"><text:a xlink:type="simple" xlink:href="#syst_cpu_mod" text:style-name="Internet_20_link" text:visited-style-name="Visited_20_Internet_20_Link">:</text:a><text:a xlink:type="simple" xlink:href="#syst_cpu_mod" text:style-name="Internet_20_link" text:visited-style-name="Visited_20_Internet_20_Link">MODel?</text:a></text:p>
          </table:table-cell>
          <table:table-cell table:style-name="Table10.A2" office:value-type="string">
            <text:p text:style-name="P2">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text:a><text:a xlink:type="simple" xlink:href="#syst_cpu_opt" text:style-name="Internet_20_link" text:visited-style-name="Visited_20_Internet_20_Link">OPTion?</text:a></text:p>
          </table:table-cell>
          <table:table-cell table:style-name="Table10.A2" office:value-type="string">
            <text:p text:style-name="P2">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2">Sets the date of the system clock</text:p>
          </table:table-cell>
        </table:table-row>
        <table:table-row>
          <table:table-cell table:style-name="Table10.A2" office:value-type="string">
            <text:p text:style-name="scpi1">:ERRor</text:p>
          </table:table-cell>
          <table:table-cell table:style-name="Table10.A2" office:value-type="string">
            <text:p text:style-name="P2"/>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2">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2">Queries the error/event queue for the number of unread items</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2">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text:a><text:a xlink:type="simple" xlink:href="#syst_pow_prot_trip" text:style-name="Internet_20_link" text:visited-style-name="Visited_20_Internet_20_Link">ROTection:TRIP</text:a><text:a xlink:type="simple" xlink:href="#syst_pow_prot_trip" text:style-name="Internet_20_link" text:visited-style-name="Visited_20_Internet_20_Link"> {&lt;bool&gt;}</text:a></text:p>
          </table:table-cell>
          <table:table-cell table:style-name="Table10.A2" office:value-type="string">
            <text:p text:style-name="P2">Enters the PSU into the Stand-by mode in case of protection trip</text:p>
          </table:table-cell>
        </table:table-row>
        <table:table-row>
          <table:table-cell table:style-name="Table10.A2" office:value-type="string">
            <text:p text:style-name="scpi1">:TEMPerature</text:p>
          </table:table-cell>
          <table:table-cell table:style-name="Table10.A2" office:value-type="string">
            <text:p text:style-name="P2"/>
          </table:table-cell>
        </table:table-row>
        <table:table-row>
          <table:table-cell table:style-name="Table10.A2" office:value-type="string">
            <text:p text:style-name="scpi2">:PROTection </text:p>
          </table:table-cell>
          <table:table-cell table:style-name="Table10.A2" office:value-type="string">
            <text:p text:style-name="P2"/>
          </table:table-cell>
        </table:table-row>
        <table:table-row>
          <table:table-cell table:style-name="Table10.A2" office:value-type="string">
            <text:p text:style-name="scpi3">[:HIGH]</text:p>
          </table:table-cell>
          <table:table-cell table:style-name="Table10.A2" office:value-type="string">
            <text:p text:style-name="P2"/>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2">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2">Clears the latched protection status of the over-<text:soft-page-break/>temperature protection (OTP)</text:p>
          </table:table-cell>
        </table:table-row>
        <table:table-row>
          <table:table-cell table:style-name="Table10.A2" office:value-type="string">
            <text:p text:style-name="scpi4">:DELay</text:p>
          </table:table-cell>
          <table:table-cell table:style-name="Table10.A2" office:value-type="string">
            <text:p text:style-name="P2"/>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2">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2">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2">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2">Sets the time of the system clock</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2">Returns the SCPI version number</text:p>
          </table:table-cell>
        </table:table-row>
      </table:table>
      <text:list xml:id="list134834093695506"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2">Syntax</text:p>
          </table:table-cell>
          <table:table-cell table:style-name="Table80.A1" office:value-type="string">
            <text:p text:style-name="cmd_5f_root">SYSTem:BEEPer[:IMMediate]</text:p>
          </table:table-cell>
        </table:table-row>
        <table:table-row>
          <table:table-cell table:style-name="Table80.A1" office:value-type="string">
            <text:p text:style-name="P2">Description</text:p>
          </table:table-cell>
          <table:table-cell table:style-name="Table80.A1" office:value-type="string">
            <text:p text:style-name="P2">This command issues a single beep immediately.</text:p>
          </table:table-cell>
        </table:table-row>
        <table:table-row>
          <table:table-cell table:style-name="Table80.A1" office:value-type="string">
            <text:p text:style-name="P6"><text:span text:style-name="T6">Usage</text:span><text:span text:style-name="T7"> </text:span><text:span text:style-name="T6">example</text:span></text:p>
          </table:table-cell>
          <table:table-cell table:style-name="Table80.A1" office:value-type="string">
            <text:p text:style-name="cmd_5f_code">SYST:BEEP</text:p>
          </table:table-cell>
        </table:table-row>
      </table:table>
      <text:list xml:id="list134833661510866"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2">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2">Description</text:p>
          </table:table-cell>
          <table:table-cell table:style-name="Table81.A1" table:number-columns-spanned="4" office:value-type="string">
            <text:p text:style-name="P2">When the beeper is enabled, the PSU generates audible sound in any of the following situations:</text:p>
            <text:list xml:id="list3506634595317062359"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2">Parameters</text:p>
          </table:table-cell>
          <table:table-cell table:style-name="Table81.B3" office:value-type="string">
            <text:p text:style-name="P3">Name</text:p>
          </table:table-cell>
          <table:table-cell table:style-name="Table81.B3" office:value-type="string">
            <text:p text:style-name="P3">Type</text:p>
          </table:table-cell>
          <table:table-cell table:style-name="Table81.B3" office:value-type="string">
            <text:p text:style-name="P3">Range</text:p>
          </table:table-cell>
          <table:table-cell table:style-name="Table81.B3" office:value-type="string">
            <text:p text:style-name="P3">Default</text:p>
          </table:table-cell>
        </table:table-row>
        <table:table-row>
          <table:covered-table-cell/>
          <table:table-cell table:style-name="Table81.A1" office:value-type="string">
            <text:p text:style-name="Standard">&lt;bool&gt;</text:p>
          </table:table-cell>
          <table:table-cell table:style-name="Table81.A1" office:value-type="string">
            <text:p text:style-name="P1">Discrete</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6"><text:span text:style-name="T6">Usage</text:span><text:span text:style-name="T7"> </text:span><text:span text:style-name="T6">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6">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34834160878393" text:continue-list="list134833661510866"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2">Syntax</text:p>
          </table:table-cell>
          <table:table-cell table:style-name="Table36.A1" office:value-type="string">
            <text:p text:style-name="cmd_5f_root">SYSTem:CAPability?</text:p>
          </table:table-cell>
        </table:table-row>
        <table:table-row>
          <table:table-cell table:style-name="Table36.A1" office:value-type="string">
            <text:p text:style-name="P2">Description</text:p>
          </table:table-cell>
          <table:table-cell table:style-name="Table36.A1" office:value-type="string">
            <text:p text:style-name="Standard">This query returns the PSU’s capabilities and outputs the appropriate specifiers.</text:p>
            <text:p text:style-name="P2">See also SCPI Volume 4: Section 7.1, 1.4.1, 7.2.1, 7.2.2, and 7.2.3</text:p>
          </table:table-cell>
        </table:table-row>
        <table:table-row>
          <table:table-cell table:style-name="Table36.A1" office:value-type="string">
            <text:p text:style-name="P6"><text:span text:style-name="T6">Usage</text:span><text:span text:style-name="T7"> </text:span><text:span text:style-name="T6">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34834218678281"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2">Syntax</text:p>
          </table:table-cell>
          <table:table-cell table:style-name="Table1.A1" office:value-type="string">
            <text:p text:style-name="cmd_5f_root">SYSTem:CHANnel[:COUNt]?</text:p>
          </table:table-cell>
        </table:table-row>
        <table:table-row>
          <table:table-cell table:style-name="Table1.A1" office:value-type="string">
            <text:p text:style-name="P2">Description</text:p>
          </table:table-cell>
          <table:table-cell table:style-name="Table1.A1" office:value-type="string">
            <text:p text:style-name="P2">This query returns the number of output channels in a mainframe.</text:p>
          </table:table-cell>
        </table:table-row>
        <table:table-row>
          <table:table-cell table:style-name="Table1.A1" office:value-type="string">
            <text:p text:style-name="P6"><text:span text:style-name="T6">Usage</text:span><text:span text:style-name="T7"> </text:span><text:span text:style-name="T6">example</text:span></text:p>
          </table:table-cell>
          <table:table-cell table:style-name="Table1.A1" office:value-type="string">
            <text:p text:style-name="cmd_5f_code">SYSTem:CHANnel?</text:p>
            <text:p text:style-name="cmd_5f_code_20_Start">2</text:p>
          </table:table-cell>
        </table:table-row>
        <text:soft-page-break/>
        <table:table-row>
          <table:table-cell table:style-name="Table1.A1" office:value-type="string">
            <text:p text:style-name="P6">Related Commands</text:p>
          </table:table-cell>
          <table:table-cell table:style-name="Table1.A1" office:value-type="string">
            <text:p text:style-name="cmd_5f_code">INSTrument[:SELect]</text:p>
            <text:p text:style-name="cmd_5f_code">INSTrument:NSELect</text:p>
          </table:table-cell>
        </table:table-row>
      </table:table>
      <text:list xml:id="list134833139803821"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P2">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2">Parameters</text:p>
          </table:table-cell>
          <table:table-cell table:style-name="Table3.A1" office:value-type="string">
            <text:p text:style-name="P3">Name</text:p>
          </table:table-cell>
          <table:table-cell table:style-name="Table3.A1" office:value-type="string">
            <text:p text:style-name="P3">Type</text:p>
          </table:table-cell>
          <table:table-cell table:style-name="Table3.A1" office:value-type="string">
            <text:p text:style-name="P3">Range</text:p>
          </table:table-cell>
          <table:table-cell table:style-name="Table3.A1" office:value-type="string">
            <text:p text:style-name="P3">Default</text:p>
          </table:table-cell>
        </table:table-row>
        <table:table-row>
          <table:covered-table-cell/>
          <table:table-cell table:style-name="Table3.B4" office:value-type="string">
            <text:p text:style-name="Standard">&lt;channel&gt;</text:p>
          </table:table-cell>
          <table:table-cell table:style-name="Table3.B4" office:value-type="string">
            <text:p text:style-name="P1">Discrete</text:p>
          </table:table-cell>
          <table:table-cell table:style-name="Table3.B4" office:value-type="string">
            <text:p text:style-name="P1">CH1|CH2</text:p>
          </table:table-cell>
          <table:table-cell table:style-name="Table3.B4" office:value-type="string">
            <text:p text:style-name="P1">–</text:p>
          </table:table-cell>
        </table:table-row>
        <table:table-row>
          <table:table-cell table:style-name="Table3.A1" office:value-type="string">
            <text:p text:style-name="P6"><text:span text:style-name="T6">Usage</text:span><text:span text:style-name="T7"> </text:span><text:span text:style-name="T6">example</text:span></text:p>
          </table:table-cell>
          <table:table-cell table:style-name="Table3.A1" table:number-columns-spanned="4" office:value-type="string">
            <text:p text:style-name="cmd_5f_code">SYST:CHAN:INFO:CURR?</text:p>
            <text:p text:style-name="cmd_5f_code_20_Start">5.00</text:p>
          </table:table-cell>
          <table:covered-table-cell/>
          <table:covered-table-cell/>
          <table:covered-table-cell/>
        </table:table-row>
      </table:table>
      <text:list xml:id="list134834088347237"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2">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2">Description</text:p>
          </table:table-cell>
          <table:table-cell table:style-name="Table12.A1" table:number-columns-spanned="4" office:value-type="string">
            <text:p text:style-name="P2">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2">Parameters</text:p>
          </table:table-cell>
          <table:table-cell table:style-name="Table12.A1" office:value-type="string">
            <text:p text:style-name="P3">Name</text:p>
          </table:table-cell>
          <table:table-cell table:style-name="Table12.A1" office:value-type="string">
            <text:p text:style-name="P3">Type</text:p>
          </table:table-cell>
          <table:table-cell table:style-name="Table12.A1" office:value-type="string">
            <text:p text:style-name="P3">Range</text:p>
          </table:table-cell>
          <table:table-cell table:style-name="Table12.A1" office:value-type="string">
            <text:p text:style-name="P3">Default</text:p>
          </table:table-cell>
        </table:table-row>
        <table:table-row>
          <table:covered-table-cell/>
          <table:table-cell table:style-name="Table12.B4" office:value-type="string">
            <text:p text:style-name="Standard">&lt;channel&gt;</text:p>
          </table:table-cell>
          <table:table-cell table:style-name="Table12.B4" office:value-type="string">
            <text:p text:style-name="P1">Discrete</text:p>
          </table:table-cell>
          <table:table-cell table:style-name="Table12.B4" office:value-type="string">
            <text:p text:style-name="P1">CH1|CH2</text:p>
          </table:table-cell>
          <table:table-cell table:style-name="Table12.B4" office:value-type="string">
            <text:p text:style-name="P1">–</text:p>
          </table:table-cell>
        </table:table-row>
        <table:table-row>
          <table:table-cell table:style-name="Table12.A1" office:value-type="string">
            <text:p text:style-name="P6"><text:span text:style-name="T6">Usage</text:span><text:span text:style-name="T7"> </text:span><text:span text:style-name="T6">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34832782478433"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2">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2">Description</text:p>
          </table:table-cell>
          <table:table-cell table:style-name="Table13.A1" table:number-columns-spanned="4" office:value-type="string">
            <text:p text:style-name="P2">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2">Parameters</text:p>
          </table:table-cell>
          <table:table-cell table:style-name="Table13.A1" office:value-type="string">
            <text:p text:style-name="P3">Name</text:p>
          </table:table-cell>
          <table:table-cell table:style-name="Table13.A1" office:value-type="string">
            <text:p text:style-name="P3">Type</text:p>
          </table:table-cell>
          <table:table-cell table:style-name="Table13.A1" office:value-type="string">
            <text:p text:style-name="P3">Range</text:p>
          </table:table-cell>
          <table:table-cell table:style-name="Table13.A1" office:value-type="string">
            <text:p text:style-name="P3">Default</text:p>
          </table:table-cell>
        </table:table-row>
        <table:table-row>
          <table:covered-table-cell/>
          <table:table-cell table:style-name="Table13.B4" office:value-type="string">
            <text:p text:style-name="Standard">&lt;channel&gt;</text:p>
          </table:table-cell>
          <table:table-cell table:style-name="Table13.B4" office:value-type="string">
            <text:p text:style-name="P1">Discrete</text:p>
          </table:table-cell>
          <table:table-cell table:style-name="Table13.B4" office:value-type="string">
            <text:p text:style-name="P1">CH1|CH2</text:p>
          </table:table-cell>
          <table:table-cell table:style-name="Table13.B4" office:value-type="string">
            <text:p text:style-name="P1">–</text:p>
          </table:table-cell>
        </table:table-row>
        <table:table-row>
          <table:table-cell table:style-name="Table13.A1" office:value-type="string">
            <text:p text:style-name="P6"><text:span text:style-name="T6">Usage</text:span><text:span text:style-name="T7"> </text:span><text:span text:style-name="T6">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134833245184086"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Syntax</text:p>
          </table:table-cell>
          <table:table-cell table:style-name="Table4.A1" table:number-columns-spanned="4" office:value-type="string">
            <text:p text:style-name="cmd_5f_root">SYSTem:CHANnel:INFOrmation:POWEer? [&lt;channel&gt;]</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P2">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2">Parameters</text:p>
          </table:table-cell>
          <table:table-cell table:style-name="Table4.B3" office:value-type="string">
            <text:p text:style-name="P5">Name</text:p>
          </table:table-cell>
          <table:table-cell table:style-name="Table4.B3" office:value-type="string">
            <text:p text:style-name="P5">Type</text:p>
          </table:table-cell>
          <table:table-cell table:style-name="Table4.B3" office:value-type="string">
            <text:p text:style-name="P5">Range</text:p>
          </table:table-cell>
          <table:table-cell table:style-name="Table4.B3" office:value-type="string">
            <text:p text:style-name="P5">Default</text:p>
          </table:table-cell>
        </table:table-row>
        <table:table-row>
          <table:covered-table-cell/>
          <table:table-cell table:style-name="Table4.A1" office:value-type="string">
            <text:p text:style-name="Standard">&lt;channel&gt;</text:p>
          </table:table-cell>
          <table:table-cell table:style-name="Table4.A1" office:value-type="string">
            <text:p text:style-name="P1">Discrete</text:p>
          </table:table-cell>
          <table:table-cell table:style-name="Table4.A1" office:value-type="string">
            <text:p text:style-name="P1">CH1|CH2</text:p>
          </table:table-cell>
          <table:table-cell table:style-name="Table4.A1" office:value-type="string">
            <text:p text:style-name="P1">–</text:p>
          </table:table-cell>
        </table:table-row>
        <table:table-row>
          <table:table-cell table:style-name="Table4.A1" office:value-type="string">
            <text:p text:style-name="P6"><text:span text:style-name="T6">Usage</text:span><text:span text:style-name="T7"> </text:span><text:span text:style-name="T6">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34833638019306" text:continue-numbering="true" text:style-name="Outline">
        <text:list-item>
          <text:list>
            <text:list-item>
              <text:list>
                <text:list-item>
                  <text:h text:style-name="Heading_20_3" text:outline-level="3"><text:bookmark text:name="syst_chan_prog"/>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2">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P2">This query returns names of all channel board functionality that can be controlled by firmware. Depending of the board model (see the SYSTem:CHANnel:MODel? query) var<text:soft-page-break/>ious combination of the following features can be returned:</text:p>
            <text:list xml:id="list134833569940588" text:continue-list="list3506634595317062359" text:style-name="List_20_1">
              <text:list-item>
                <text:p text:style-name="List_20_1_20_Start">Volt – program the output voltage while channel is in the CV mode of operation (see [SOURce[&lt;n&gt;]]:VOLTage and APPLy commands)</text:p>
              </text:list-item>
              <text:list-item>
                <text:p text:style-name="List_20_1_20_Cont.">Current – program the output current while channel is in the CC mode of operation (see [SOURce[&lt;n&gt;]]:CURRent and APPLy commands)</text:p>
              </text:list-item>
              <text:list-item>
                <text:p text:style-name="List_20_1_20_Cont.">Power – set max. allowed output power regardless <text:span text:style-name="T9">of the channel mode of operation (see [SOURce[&lt;n&gt;]]:POWer:LIMit)</text:span></text:p>
              </text:list-item>
              <text:list-item>
                <text:p text:style-name="List_20_1_20_Cont."><text:span text:style-name="T9">OE – set channel power output (see OUTPut[:STATe])</text:span></text:p>
              </text:list-item>
              <text:list-item>
                <text:p text:style-name="List_20_1_20_Cont.">Dprog – control down-programmer circuit (see OUTPut:DPRog)</text:p>
              </text:list-item>
              <text:list-item>
                <text:p text:style-name="List_20_1_20_Cont.">LRipple – set low power mode of operation <text:span text:style-name="T9">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2">Parameters</text:p>
          </table:table-cell>
          <table:table-cell table:style-name="Table6.B3" office:value-type="string">
            <text:p text:style-name="P5">Name</text:p>
          </table:table-cell>
          <table:table-cell table:style-name="Table6.B3" office:value-type="string">
            <text:p text:style-name="P5">Type</text:p>
          </table:table-cell>
          <table:table-cell table:style-name="Table6.B3" office:value-type="string">
            <text:p text:style-name="P5">Range</text:p>
          </table:table-cell>
          <table:table-cell table:style-name="Table6.B3" office:value-type="string">
            <text:p text:style-name="P5">Default</text:p>
          </table:table-cell>
        </table:table-row>
        <table:table-row>
          <table:covered-table-cell/>
          <table:table-cell table:style-name="Table6.A1" office:value-type="string">
            <text:p text:style-name="Standard">&lt;channel&gt;</text:p>
          </table:table-cell>
          <table:table-cell table:style-name="Table6.A1" office:value-type="string">
            <text:p text:style-name="P1">Discrete</text:p>
          </table:table-cell>
          <table:table-cell table:style-name="Table6.A1" office:value-type="string">
            <text:p text:style-name="P1">CH1|CH2</text:p>
          </table:table-cell>
          <table:table-cell table:style-name="Table6.A1" office:value-type="string">
            <text:p text:style-name="P1">–</text:p>
          </table:table-cell>
        </table:table-row>
        <table:table-row>
          <table:table-cell table:style-name="Table6.A1" office:value-type="string">
            <text:p text:style-name="P6"><text:span text:style-name="T6">Usage</text:span><text:span text:style-name="T7"> </text:span><text:span text:style-name="T6">example</text:span></text:p>
          </table:table-cell>
          <table:table-cell table:style-name="Table6.A1" table:number-columns-spanned="4" office:value-type="string">
            <text:p text:style-name="cmd_5f_code">SYST:CHAN:INFO:PROG? CH1</text:p>
            <text:p text:style-name="cmd_5f_code_20_Start">"Volt", "Current", "Power", "OE", "DProg", "LRipple", "Rprog"</text:p>
          </table:table-cell>
          <table:covered-table-cell/>
          <table:covered-table-cell/>
          <table:covered-table-cell/>
        </table:table-row>
        <table:table-row>
          <table:table-cell table:style-name="Table6.A1" office:value-type="string">
            <text:p text:style-name="P6">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134832411703566" text:continue-list="list134833638019306"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P2">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2">Parameters</text:p>
          </table:table-cell>
          <table:table-cell table:style-name="Table5.B3" office:value-type="string">
            <text:p text:style-name="P5">Name</text:p>
          </table:table-cell>
          <table:table-cell table:style-name="Table5.B3" office:value-type="string">
            <text:p text:style-name="P5">Type</text:p>
          </table:table-cell>
          <table:table-cell table:style-name="Table5.B3" office:value-type="string">
            <text:p text:style-name="P5">Range</text:p>
          </table:table-cell>
          <table:table-cell table:style-name="Table5.B3" office:value-type="string">
            <text:p text:style-name="P5">Default</text:p>
          </table:table-cell>
        </table:table-row>
        <table:table-row>
          <table:covered-table-cell/>
          <table:table-cell table:style-name="Table5.A1" office:value-type="string">
            <text:p text:style-name="Standard">&lt;channel&gt;</text:p>
          </table:table-cell>
          <table:table-cell table:style-name="Table5.A1" office:value-type="string">
            <text:p text:style-name="P1">Discrete</text:p>
          </table:table-cell>
          <table:table-cell table:style-name="Table5.A1" office:value-type="string">
            <text:p text:style-name="P1">CH1|CH2</text:p>
          </table:table-cell>
          <table:table-cell table:style-name="Table5.A1" office:value-type="string">
            <text:p text:style-name="P1">–</text:p>
          </table:table-cell>
        </table:table-row>
        <table:table-row>
          <table:table-cell table:style-name="Table5.A1" office:value-type="string">
            <text:p text:style-name="P6"><text:span text:style-name="T6">Usage</text:span><text:span text:style-name="T7"> </text:span><text:span text:style-name="T6">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34832458972460" text:continue-numbering="true" text:style-name="Outline">
        <text:list-item>
          <text:list>
            <text:list-item>
              <text:list>
                <text:list-item>
                  <text:h text:style-name="Heading_20_3"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P2">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channel&gt;</text:p>
          </table:table-cell>
          <table:table-cell table:style-name="Table2.A1" office:value-type="string">
            <text:p text:style-name="P1">Discrete</text:p>
          </table:table-cell>
          <table:table-cell table:style-name="Table2.A1" office:value-type="string">
            <text:p text:style-name="P1">CH1|CH2</text:p>
          </table:table-cell>
          <table:table-cell table:style-name="Table2.A1" office:value-type="string">
            <text:p text:style-name="P1">–</text:p>
          </table:table-cell>
        </table:table-row>
        <table:table-row>
          <table:table-cell table:style-name="Table2.A1" office:value-type="string">
            <text:p text:style-name="P6"><text:span text:style-name="T6">Usage</text:span><text:span text:style-name="T7"> </text:span><text:span text:style-name="T6">example</text:span></text:p>
          </table:table-cell>
          <table:table-cell table:style-name="Table2.A1" table:number-columns-spanned="4" office:value-type="string">
            <text:p text:style-name="cmd_5f_code">SYST:CHAN:MOD?</text:p>
            <text:p text:style-name="cmd_5f_code_5f_single">"Power_r5B6b", "Postreg_r4B43a"</text:p>
            <text:p text:style-name="cmd_5f_code">SYST:CHAN:MOD? CH2</text:p>
            <text:p text:style-name="cmd_5f_code_20_Start">"Postreg_r4B43a"</text:p>
          </table:table-cell>
          <table:covered-table-cell/>
          <table:covered-table-cell/>
          <table:covered-table-cell/>
        </table:table-row>
      </table:table>
      <text:list xml:id="list134833896911098" text:continue-numbering="true" text:style-name="Outline">
        <text:list-item>
          <text:list>
            <text:list-item>
              <text:list>
                <text:list-item>
                  <text:h text:style-name="Heading_20_3" text:outline-level="3"><text:bookmark text:name="syst_cpu_eth_type"/><text:soft-page-break/>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2">Syntax</text:p>
          </table:table-cell>
          <table:table-cell table:style-name="Table8.A1" office:value-type="string">
            <text:p text:style-name="cmd_5f_root">SYSTem:CPU:INFOrmation:ETHernet:TYPE?</text:p>
          </table:table-cell>
        </table:table-row>
        <table:table-row>
          <table:table-cell table:style-name="Table8.A1" office:value-type="string">
            <text:p text:style-name="P2">Description</text:p>
          </table:table-cell>
          <table:table-cell table:style-name="Table8.A1" office:value-type="string">
            <text:p text:style-name="P2">This query returns the name of Ethernet controller installed on the control board (Arduino shield). If simulator is used it returns “Simulator”.</text:p>
          </table:table-cell>
        </table:table-row>
        <table:table-row>
          <table:table-cell table:style-name="Table8.A1" office:value-type="string">
            <text:p text:style-name="P6">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6"><text:span text:style-name="T6">Usage</text:span><text:span text:style-name="T7"> </text:span><text:span text:style-name="T6">example</text:span></text:p>
          </table:table-cell>
          <table:table-cell table:style-name="Table8.A1" office:value-type="string">
            <text:p text:style-name="cmd_5f_code">SYST:CPU:INFO:ETH:TYPE?</text:p>
            <text:p text:style-name="cmd_5f_code_20_Start">"W5500"</text:p>
          </table:table-cell>
        </table:table-row>
      </table:table>
      <text:list xml:id="list134832427782269"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2">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2">Description</text:p>
          </table:table-cell>
          <table:table-cell table:style-name="Table14.A1" table:number-columns-spanned="4" office:value-type="string">
            <text:p text:style-name="P2">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2">Parameters</text:p>
          </table:table-cell>
          <table:table-cell table:style-name="Table14.A1" office:value-type="string">
            <text:p text:style-name="P3">Name</text:p>
          </table:table-cell>
          <table:table-cell table:style-name="Table14.A1" office:value-type="string">
            <text:p text:style-name="P3">Type</text:p>
          </table:table-cell>
          <table:table-cell table:style-name="Table14.A1" office:value-type="string">
            <text:p text:style-name="P3">Range</text:p>
          </table:table-cell>
          <table:table-cell table:style-name="Table14.A1" office:value-type="string">
            <text:p text:style-name="P3">Default</text:p>
          </table:table-cell>
        </table:table-row>
        <table:table-row>
          <table:covered-table-cell/>
          <table:table-cell table:style-name="Table14.B4" office:value-type="string">
            <text:p text:style-name="Standard">&lt;channel&gt;</text:p>
          </table:table-cell>
          <table:table-cell table:style-name="Table14.B4" office:value-type="string">
            <text:p text:style-name="P1">Discrete</text:p>
          </table:table-cell>
          <table:table-cell table:style-name="Table14.B4" office:value-type="string">
            <text:p text:style-name="P1">CH1|CH2</text:p>
          </table:table-cell>
          <table:table-cell table:style-name="Table14.B4" office:value-type="string">
            <text:p text:style-name="P1">–</text:p>
          </table:table-cell>
        </table:table-row>
        <table:table-row>
          <table:table-cell table:style-name="Table14.A1" office:value-type="string">
            <text:p text:style-name="P6"><text:span text:style-name="T6">Usage</text:span><text:span text:style-name="T7"> </text:span><text:span text:style-name="T6">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134832948189453"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2">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2">Description</text:p>
          </table:table-cell>
          <table:table-cell table:style-name="Table15.A1" table:number-columns-spanned="4" office:value-type="string">
            <text:p text:style-name="P2">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2">Parameters</text:p>
          </table:table-cell>
          <table:table-cell table:style-name="Table15.A1" office:value-type="string">
            <text:p text:style-name="P3">Name</text:p>
          </table:table-cell>
          <table:table-cell table:style-name="Table15.A1" office:value-type="string">
            <text:p text:style-name="P3">Type</text:p>
          </table:table-cell>
          <table:table-cell table:style-name="Table15.A1" office:value-type="string">
            <text:p text:style-name="P3">Range</text:p>
          </table:table-cell>
          <table:table-cell table:style-name="Table15.A1" office:value-type="string">
            <text:p text:style-name="P3">Default</text:p>
          </table:table-cell>
        </table:table-row>
        <table:table-row>
          <table:covered-table-cell/>
          <table:table-cell table:style-name="Table15.B4" office:value-type="string">
            <text:p text:style-name="Standard">&lt;channel&gt;</text:p>
          </table:table-cell>
          <table:table-cell table:style-name="Table15.B4" office:value-type="string">
            <text:p text:style-name="P1">Discrete</text:p>
          </table:table-cell>
          <table:table-cell table:style-name="Table15.B4" office:value-type="string">
            <text:p text:style-name="P1">CH1|CH2</text:p>
          </table:table-cell>
          <table:table-cell table:style-name="Table15.B4" office:value-type="string">
            <text:p text:style-name="P1">–</text:p>
          </table:table-cell>
        </table:table-row>
        <table:table-row>
          <table:table-cell table:style-name="Table15.A1" office:value-type="string">
            <text:p text:style-name="P6"><text:span text:style-name="T6">Usage</text:span><text:span text:style-name="T7"> </text:span><text:span text:style-name="T6">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134833674841357"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2">Syntax</text:p>
          </table:table-cell>
          <table:table-cell table:style-name="Table7.A1" office:value-type="string">
            <text:p text:style-name="cmd_5f_root">SYSTem:CPU:INFOrmation:TYPE?</text:p>
          </table:table-cell>
        </table:table-row>
        <table:table-row>
          <table:table-cell table:style-name="Table7.A1" office:value-type="string">
            <text:p text:style-name="P2">Description</text:p>
          </table:table-cell>
          <table:table-cell table:style-name="Table7.A1" office:value-type="string">
            <text:p text:style-name="P2">This query returns the name of CPU installed on the control board (Arduino shield). If simulator is used it returns “Simulator”.</text:p>
          </table:table-cell>
        </table:table-row>
        <table:table-row>
          <table:table-cell table:style-name="Table7.A1" office:value-type="string">
            <text:p text:style-name="P6"><text:span text:style-name="T6">Usage</text:span><text:span text:style-name="T7"> </text:span><text:span text:style-name="T6">example</text:span></text:p>
          </table:table-cell>
          <table:table-cell table:style-name="Table7.A1" office:value-type="string">
            <text:p text:style-name="cmd_5f_code">SYST:CPU:TYPE?</text:p>
            <text:p text:style-name="cmd_5f_code_20_Start">"Due"</text:p>
          </table:table-cell>
        </table:table-row>
        <table:table-row>
          <table:table-cell table:style-name="Table7.A1" office:value-type="string">
            <text:p text:style-name="P6">Related Commands</text:p>
          </table:table-cell>
          <table:table-cell table:style-name="Table7.A1" office:value-type="string">
            <text:p text:style-name="cmd_5f_code">*IDN?</text:p>
          </table:table-cell>
        </table:table-row>
      </table:table>
      <text:list xml:id="list134833978512300"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2">Syntax</text:p>
          </table:table-cell>
          <table:table-cell table:style-name="Table11.A1" office:value-type="string">
            <text:p text:style-name="cmd_5f_root">SYSTem:CPU:MODel?</text:p>
          </table:table-cell>
        </table:table-row>
        <table:table-row>
          <table:table-cell table:style-name="Table11.A1" office:value-type="string">
            <text:p text:style-name="P2">Description</text:p>
          </table:table-cell>
          <table:table-cell table:style-name="Table11.A1" office:value-type="string">
            <text:p text:style-name="P2">This query returns the name of the control board (Arduino shield). If simulator is used it returns “Simulator” and its version.</text:p>
          </table:table-cell>
        </table:table-row>
        <table:table-row>
          <table:table-cell table:style-name="Table11.A1" office:value-type="string">
            <text:p text:style-name="P6"><text:span text:style-name="T6">Usage</text:span><text:span text:style-name="T7"> </text:span><text:span text:style-name="T6">example</text:span></text:p>
          </table:table-cell>
          <table:table-cell table:style-name="Table11.A1" office:value-type="string">
            <text:p text:style-name="Standard">If revision 1 Arduino shield is detected:</text:p>
            <text:p text:style-name="cmd_5f_code_20_Start">SYST:CPU:MODel?</text:p>
            <text:p text:style-name="cmd_5f_code_5f_single"><text:soft-page-break/>"Arduino", "r1B9"</text:p>
            <text:p text:style-name="Standard">If firmware is running on simulator:</text:p>
            <text:p text:style-name="cmd_5f_code_20_Start">SYST:CPU:MODel?</text:p>
            <text:p text:style-name="cmd_5f_code_20_Start">"Simulator", "M2.0"</text:p>
          </table:table-cell>
        </table:table-row>
        <table:table-row>
          <table:table-cell table:style-name="Table11.A1" office:value-type="string">
            <text:p text:style-name="P6">Related Commands</text:p>
          </table:table-cell>
          <table:table-cell table:style-name="Table11.A1" office:value-type="string">
            <text:p text:style-name="Standard">SYSTem:CPU:OPTion?</text:p>
          </table:table-cell>
        </table:table-row>
      </table:table>
      <text:list xml:id="list134832824212044" text:continue-numbering="true" text:style-name="Outline">
        <text:list-item>
          <text:list>
            <text:list-item>
              <text:list>
                <text:list-item>
                  <text:h text:style-name="Heading_20_3" text:outline-level="3"><text:bookmark text:name="syst_cpu_opt"/>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2">Syntax</text:p>
          </table:table-cell>
          <table:table-cell table:style-name="Table9.A1" office:value-type="string">
            <text:p text:style-name="cmd_5f_root">SYSTem:CPU:OPTion?</text:p>
          </table:table-cell>
        </table:table-row>
        <table:table-row>
          <table:table-cell table:style-name="Table9.A1" office:value-type="string">
            <text:p text:style-name="P2">Description</text:p>
          </table:table-cell>
          <table:table-cell table:style-name="Table9.A1" office:value-type="string">
            <text:p text:style-name="P2">This query returns a list of all installed options on the control board.</text:p>
          </table:table-cell>
        </table:table-row>
        <table:table-row>
          <table:table-cell table:style-name="Table9.A1" office:value-type="string">
            <text:p text:style-name="P6">Return</text:p>
          </table:table-cell>
          <table:table-cell table:style-name="Table9.A1" office:value-type="string">
            <text:p text:style-name="Standard">The information will be returned as a list of quoted strings.</text:p>
          </table:table-cell>
        </table:table-row>
        <table:table-row>
          <table:table-cell table:style-name="Table9.A1" office:value-type="string">
            <text:p text:style-name="P6"><text:span text:style-name="T6">Usage</text:span><text:span text:style-name="T7"> </text:span><text:span text:style-name="T6">example</text:span></text:p>
          </table:table-cell>
          <table:table-cell table:style-name="Table9.A1" office:value-type="string">
            <text:p text:style-name="cmd_5f_code">SYST:CPU:MODel?</text:p>
            <text:p text:style-name="cmd_5f_code_20_Start">"BPost", "EEPROM", "RTC", "SDcard", "Ethernet", "USB", "Ext_trig", "Ext_prog", "Watchdog", "Fan"</text:p>
          </table:table-cell>
        </table:table-row>
        <table:table-row>
          <table:table-cell table:style-name="Table9.A1" office:value-type="string">
            <text:p text:style-name="P6">Related Commands</text:p>
          </table:table-cell>
          <table:table-cell table:style-name="Table9.A1" office:value-type="string">
            <text:p text:style-name="Standard">SYSTem:CPU:MODel?</text:p>
          </table:table-cell>
        </table:table-row>
      </table:table>
      <text:list xml:id="list134833511802591"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2">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2">Description</text:p>
          </table:table-cell>
          <table:table-cell table:style-name="Table83.A1" table:number-columns-spanned="4" office:value-type="string">
            <text:p text:style-name="Standard">Sets the date of the system clock (RTC). Specify the year, month, and day. </text:p>
            <text:p text:style-name="P4">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4"/>
            <text:p text:style-name="Standard"><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83.A1" office:value-type="string">
            <text:p text:style-name="P2">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2">Parameters</text:p>
          </table:table-cell>
          <table:table-cell table:style-name="Table83.B4" office:value-type="string">
            <text:p text:style-name="P3">Name</text:p>
          </table:table-cell>
          <table:table-cell table:style-name="Table83.B4" office:value-type="string">
            <text:p text:style-name="P3">Type</text:p>
          </table:table-cell>
          <table:table-cell table:style-name="Table83.B4" office:value-type="string">
            <text:p text:style-name="P3">Range</text:p>
          </table:table-cell>
          <table:table-cell table:style-name="Table83.B4" office:value-type="string">
            <text:p text:style-name="P3">Default</text:p>
          </table:table-cell>
        </table:table-row>
        <table:table-row>
          <table:covered-table-cell/>
          <table:table-cell table:style-name="Table83.A1" office:value-type="string">
            <text:p text:style-name="Standard">&lt;year&gt;</text:p>
          </table:table-cell>
          <table:table-cell table:style-name="Table83.A1" office:value-type="string">
            <text:p text:style-name="P1">Numeric</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onth&gt;</text:p>
          </table:table-cell>
          <table:table-cell table:style-name="Table83.A1" office:value-type="string">
            <text:p text:style-name="P1">Numeric</text:p>
          </table:table-cell>
          <table:table-cell table:style-name="Table83.D6"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ay&gt;</text:p>
          </table:table-cell>
          <table:table-cell table:style-name="Table83.A1" office:value-type="string">
            <text:p text:style-name="P1">Numeric</text:p>
          </table:table-cell>
          <table:table-cell table:style-name="Table83.D6"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6"><text:span text:style-name="T6">Usage</text:span><text:span text:style-name="T7"> </text:span><text:span text:style-name="T6">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6">Errors</text:p>
          </table:table-cell>
          <table:table-cell table:style-name="Table83.A1" table:number-columns-spanned="4" office:value-type="string">
            <text:p text:style-name="P2"/>
          </table:table-cell>
          <table:covered-table-cell/>
          <table:covered-table-cell/>
          <table:covered-table-cell/>
        </table:table-row>
        <table:table-row>
          <table:table-cell table:style-name="Table83.A1" office:value-type="string">
            <text:p text:style-name="P6">Related Commands</text:p>
          </table:table-cell>
          <table:table-cell table:style-name="Table83.A1" table:number-columns-spanned="4" office:value-type="string">
            <text:p text:style-name="P2">*TST?</text:p>
            <text:p text:style-name="P2">DIAGnostic[:INFOrmation]:TEST?</text:p>
            <text:p text:style-name="P2">SYSTem:TIME</text:p>
          </table:table-cell>
          <table:covered-table-cell/>
          <table:covered-table-cell/>
          <table:covered-table-cell/>
        </table:table-row>
      </table:table>
      <text:list xml:id="list134833176504714" text:continue-numbering="true" text:style-name="Outline">
        <text:list-item>
          <text:list>
            <text:list-item>
              <text:list>
                <text:list-item>
                  <text:h text:style-name="Heading_20_3" text:outline-level="3"><text:bookmark text:name="syst_err"/><text:bookmark-start text:name="__RefHeading__23078_295952897"/>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2">Syntax</text:p>
          </table:table-cell>
          <table:table-cell table:style-name="Table37.A1" office:value-type="string">
            <text:p text:style-name="cmd_5f_root">SYSTem:ERRor[:NEXT]?</text:p>
          </table:table-cell>
        </table:table-row>
        <table:table-row>
          <table:table-cell table:style-name="Table37.A1" office:value-type="string">
            <text:p text:style-name="P2">Description</text:p>
          </table:table-cell>
          <table:table-cell table:style-name="Table37.A1" office:value-type="string">
            <text:p text:style-name="P2">This query command reads and clear errors from the error queue. A record of up to 20 errors can be stored in the PSU’s error queue. See also <text:span text:style-name="T3">“</text:span>Error Messages<text:span text:style-name="T3">”</text:span> in <text:a xlink:type="simple" xlink:href="http://www.envox.hr/eez/bench-power-supply/psu-scpi-reference-manual/psu-scpi-error-messages.html" text:style-name="Internet_20_link" text:visited-style-name="Visited_20_Internet_20_Link">Section 7</text:a>.</text:p>
            <text:p text:style-name="P2">Errors are retrieved in first-in-first-out (FIFO) order. The first error returned is the first error that was stored. The PSU beeps once each time an error is generated. The error <text:soft-page-break/>queue is cleared when power has been off or after a *CLS command.</text:p>
          </table:table-cell>
        </table:table-row>
        <table:table-row>
          <table:table-cell table:style-name="Table37.A1" office:value-type="string">
            <text:p text:style-name="P2">Return</text:p>
          </table:table-cell>
          <table:table-cell table:style-name="Table37.A1" office:value-type="string">
            <text:p text:style-name="Standard"><text:span text:style-name="T5">SYSTem:ERRor[:NEXT]? q</text:span><text:span text:style-name="T4">ueries and clears the error messages in the error queue. The query returns the number and content of the error message.</text:span></text:p>
          </table:table-cell>
        </table:table-row>
        <table:table-row>
          <table:table-cell table:style-name="Table37.A1" office:value-type="string">
            <text:p text:style-name="P6"><text:span text:style-name="T6">Usage</text:span><text:span text:style-name="T7"> </text:span><text:span text:style-name="T6">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6">Errors</text:p>
          </table:table-cell>
          <table:table-cell table:style-name="Table37.A1" office:value-type="string">
            <text:p text:style-name="P2">If more than 20 errors have occurred, the last error stored in the queue (the most recent error) is replaced with:</text:p>
            <text:p text:style-name="cmd_5f_code_5f_single">-350,"Queue overflow<text:span text:style-name="T2">"</text:span></text:p>
            <text:p text:style-name="P2">No additional errors are stored until you remove errors from the queue. </text:p>
          </table:table-cell>
        </table:table-row>
        <table:table-row>
          <table:table-cell table:style-name="Table37.A1" office:value-type="string">
            <text:p text:style-name="P6">Related Commands</text:p>
          </table:table-cell>
          <table:table-cell table:style-name="Table37.A1" office:value-type="string">
            <text:p text:style-name="P2">*CLS</text:p>
            <text:p text:style-name="P2">*RST</text:p>
            <text:p text:style-name="P2">SYSTem:ERRor:COUNt</text:p>
          </table:table-cell>
        </table:table-row>
      </table:table>
      <text:list xml:id="list134832441183348"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2">Syntax</text:p>
          </table:table-cell>
          <table:table-cell table:style-name="Table196.A1" office:value-type="string">
            <text:p text:style-name="cmd_5f_root">SYSTem:ERRor:COUNt?</text:p>
          </table:table-cell>
        </table:table-row>
        <table:table-row>
          <table:table-cell table:style-name="Table196.A1" office:value-type="string">
            <text:p text:style-name="P2">Description</text:p>
          </table:table-cell>
          <table:table-cell table:style-name="Table196.A1" office:value-type="string">
            <text:p text:style-name="P2">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2">Return</text:p>
          </table:table-cell>
          <table:table-cell table:style-name="Table196.A1" office:value-type="string">
            <text:p text:style-name="P2"/>
          </table:table-cell>
        </table:table-row>
        <table:table-row>
          <table:table-cell table:style-name="Table196.A1" office:value-type="string">
            <text:p text:style-name="P6"><text:span text:style-name="T6">Usage</text:span><text:span text:style-name="T7"> </text:span><text:span text:style-name="T6">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6">Errors</text:p>
          </table:table-cell>
          <table:table-cell table:style-name="Table196.A1" office:value-type="string">
            <text:p text:style-name="P2"/>
          </table:table-cell>
        </table:table-row>
        <table:table-row>
          <table:table-cell table:style-name="Table196.A1" office:value-type="string">
            <text:p text:style-name="P6">Related Commands</text:p>
          </table:table-cell>
          <table:table-cell table:style-name="Table196.A1" office:value-type="string">
            <text:p text:style-name="P2">*CLS</text:p>
            <text:p text:style-name="P2">*RST</text:p>
            <text:p text:style-name="P2">SYSTem:ERRor[:NEXT]</text:p>
          </table:table-cell>
        </table:table-row>
      </table:table>
      <text:list xml:id="list134834032929943"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2">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2">Description</text:p>
          </table:table-cell>
          <table:table-cell table:style-name="Table82.A1" table:number-columns-spanned="4" office:value-type="string">
            <text:p text:style-name="Standard">This command controls powering down and powering up sequence of the main transformer that supply all PSU channels. The <text:span text:style-name="T3">“</text:span>Stand-by<text:span text:style-name="T3">”</text:span> indicator <text:span text:style-name="T4">(LED_PWR, TLC5925 Out15) </text:span>will be switched on when the PSU enters the Stand-by mode.</text:p>
            <text:p text:style-name="Standard"/>
            <text:p text:style-name="Standard">*RST command will perform SYSTem:POWer ON that follows SYSTem:POWer OFF after 5 seconds.</text:p>
          </table:table-cell>
          <table:covered-table-cell/>
          <table:covered-table-cell/>
          <table:covered-table-cell/>
        </table:table-row>
        <table:table-row>
          <table:table-cell table:style-name="Table82.A1" office:value-type="string">
            <text:p text:style-name="P2">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2">Parameters</text:p>
          </table:table-cell>
          <table:table-cell table:style-name="Table82.A1" office:value-type="string">
            <text:p text:style-name="P3">Name</text:p>
          </table:table-cell>
          <table:table-cell table:style-name="Table82.A1" office:value-type="string">
            <text:p text:style-name="P3">Type</text:p>
          </table:table-cell>
          <table:table-cell table:style-name="Table82.A1" office:value-type="string">
            <text:p text:style-name="P3">Range</text:p>
          </table:table-cell>
          <table:table-cell table:style-name="Table82.A1" office:value-type="string">
            <text:p text:style-name="P3">Default</text:p>
          </table:table-cell>
        </table:table-row>
        <table:table-row>
          <table:covered-table-cell/>
          <table:table-cell table:style-name="Table82.A1" office:value-type="string">
            <text:p text:style-name="Standard">&lt;bool&gt;</text:p>
          </table:table-cell>
          <table:table-cell table:style-name="Table82.A1" office:value-type="string">
            <text:p text:style-name="P1">Discrete</text:p>
          </table:table-cell>
          <table:table-cell table:style-name="Table82.A1" office:value-type="string">
            <text:p text:style-name="P1">ON|OFF|0|1</text:p>
          </table:table-cell>
          <table:table-cell table:style-name="Table82.A1" office:value-type="string">
            <text:p text:style-name="P1">OFF</text:p>
          </table:table-cell>
        </table:table-row>
        <table:table-row>
          <table:table-cell table:style-name="Table82.A1" office:value-type="string">
            <text:p text:style-name="P6"><text:span text:style-name="T6">Usage</text:span><text:span text:style-name="T7"> </text:span><text:span text:style-name="T6">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6">Errors</text:p>
          </table:table-cell>
          <table:table-cell table:style-name="Table82.A1" table:number-columns-spanned="4" office:value-type="string">
            <text:p text:style-name="P2"/>
          </table:table-cell>
          <table:covered-table-cell/>
          <table:covered-table-cell/>
          <table:covered-table-cell/>
        </table:table-row>
        <table:table-row>
          <table:table-cell table:style-name="Table82.A1" office:value-type="string">
            <text:p text:style-name="P6">Related Commands</text:p>
          </table:table-cell>
          <table:table-cell table:style-name="Table82.A1" table:number-columns-spanned="4" office:value-type="string">
            <text:p text:style-name="P2">*RST</text:p>
            <text:p text:style-name="P2">*TST?</text:p>
            <text:p text:style-name="P2">SYSTem:BEEP:STATe</text:p>
          </table:table-cell>
          <table:covered-table-cell/>
          <table:covered-table-cell/>
          <table:covered-table-cell/>
        </table:table-row>
      </table:table>
      <text:list xml:id="list134834277524744" text:continue-numbering="true" text:style-name="Outline">
        <text:list-item>
          <text:list>
            <text:list-item>
              <text:list>
                <text:list-item>
                  <text:h text:style-name="Heading_20_3" text:outline-level="3"><text:bookmark text:name="syst_pow_prot_trip"/><text:soft-page-break/>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2">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2">Description</text:p>
          </table:table-cell>
          <table:table-cell table:style-name="Table16.A1" table:number-columns-spanned="4" office:value-type="string">
            <text:p text:style-name="Standard">Use this command to shut down (stand-by) the PSU when any of channel’s protection tripped. The <text:span text:style-name="T4">SYSTem:POWer command has to be used to power the PSU on again.</text:span></text:p>
          </table:table-cell>
          <table:covered-table-cell/>
          <table:covered-table-cell/>
          <table:covered-table-cell/>
        </table:table-row>
        <table:table-row>
          <table:table-cell table:style-name="Table16.A1" office:value-type="string">
            <text:p text:style-name="P2">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table:number-rows-spanned="2" office:value-type="string">
            <text:p text:style-name="P2">Parameters</text:p>
          </table:table-cell>
          <table:table-cell table:style-name="Table16.A1" office:value-type="string">
            <text:p text:style-name="P3">Name</text:p>
          </table:table-cell>
          <table:table-cell table:style-name="Table16.A1" office:value-type="string">
            <text:p text:style-name="P3">Type</text:p>
          </table:table-cell>
          <table:table-cell table:style-name="Table16.A1" office:value-type="string">
            <text:p text:style-name="P3">Range</text:p>
          </table:table-cell>
          <table:table-cell table:style-name="Table16.A1" office:value-type="string">
            <text:p text:style-name="P3">Default</text:p>
          </table:table-cell>
        </table:table-row>
        <table:table-row>
          <table:covered-table-cell/>
          <table:table-cell table:style-name="Table16.A1" office:value-type="string">
            <text:p text:style-name="Standard">&lt;bool&gt;</text:p>
          </table:table-cell>
          <table:table-cell table:style-name="Table16.A1" office:value-type="string">
            <text:p text:style-name="P1">Discrete</text:p>
          </table:table-cell>
          <table:table-cell table:style-name="Table16.A1" office:value-type="string">
            <text:p text:style-name="P1">ON|OFF|0|1</text:p>
          </table:table-cell>
          <table:table-cell table:style-name="Table16.A1" office:value-type="string">
            <text:p text:style-name="P1">OFF</text:p>
          </table:table-cell>
        </table:table-row>
        <table:table-row>
          <table:table-cell table:style-name="Table16.A1" office:value-type="string">
            <text:p text:style-name="P6"><text:span text:style-name="T6">Usage</text:span><text:span text:style-name="T7"> </text:span><text:span text:style-name="T6">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6">Errors</text:p>
          </table:table-cell>
          <table:table-cell table:style-name="Table16.A1" table:number-columns-spanned="4" office:value-type="string">
            <text:p text:style-name="P2"/>
          </table:table-cell>
          <table:covered-table-cell/>
          <table:covered-table-cell/>
          <table:covered-table-cell/>
        </table:table-row>
        <table:table-row>
          <table:table-cell table:style-name="Table16.A1" office:value-type="string">
            <text:p text:style-name="P6">Related Commands</text:p>
          </table:table-cell>
          <table:table-cell table:style-name="Table16.A1" table:number-columns-spanned="4" office:value-type="string">
            <text:p text:style-name="P2">SYSTem:POWer</text:p>
          </table:table-cell>
          <table:covered-table-cell/>
          <table:covered-table-cell/>
          <table:covered-table-cell/>
        </table:table-row>
      </table:table>
      <text:list xml:id="list134833157186140" text:continue-numbering="true" text:style-name="Outline">
        <text:list-item>
          <text:list>
            <text:list-item>
              <text:list>
                <text:list-item>
                  <text:h text:style-name="Heading_20_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2">Syntax</text:p>
          </table:table-cell>
          <table:table-cell table:style-name="Table184.A1" table:number-columns-spanned="4" office:value-type="string">
            <text:p text:style-name="cmd_5f_root">SYSTem:TEMPerature:PROTection[:HIGH][:LEVel] {&lt;temperature&gt;, &lt;sensor&gt;}</text:p>
            <text:p text:style-name="cmd_5f_root">SYSTem:TEMPerature:PROTection[:HIGH][:LEVel]? &lt;sensor&gt;</text:p>
          </table:table-cell>
          <table:covered-table-cell/>
          <table:covered-table-cell/>
          <table:covered-table-cell/>
        </table:table-row>
        <table:table-row>
          <table:table-cell table:style-name="Table184.A1" office:value-type="string">
            <text:p text:style-name="P2">Description</text:p>
          </table:table-cell>
          <table:table-cell table:style-name="Table184.A1" table:number-columns-spanned="4" office:value-type="string">
            <text:p text:style-name="Standard">Set the over-temperature protection (OTP) value in degrees Celsius (<text:span text:style-name="T8">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34833157509562" text:continue-list="list134833569940588" text:style-name="List_20_1">
              <text:list-item>
                <text:p text:style-name="List_20_1_20_Start">MAIN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2">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2">Parameters</text:p>
          </table:table-cell>
          <table:table-cell table:style-name="Table184.B4" office:value-type="string">
            <text:p text:style-name="P3">Name</text:p>
          </table:table-cell>
          <table:table-cell table:style-name="Table184.B4" office:value-type="string">
            <text:p text:style-name="P3">Type</text:p>
          </table:table-cell>
          <table:table-cell table:style-name="Table184.B4" office:value-type="string">
            <text:p text:style-name="P3">Range</text:p>
          </table:table-cell>
          <table:table-cell table:style-name="Table184.B4" office:value-type="string">
            <text:p text:style-name="P3">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Numeric (NR2)</text:p>
          </table:table-cell>
          <table:table-cell table:style-name="Table184.A1" office:value-type="string">
            <text:p text:style-name="P1">0 – 100</text:p>
          </table:table-cell>
          <table:table-cell table:style-name="Table184.A1" office:value-type="string">
            <text:p text:style-name="P1">70</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1">{[MAIN]|CH1|CH2}</text:p>
          </table:table-cell>
          <table:table-cell table:style-name="Table184.A1" office:value-type="string">
            <text:p text:style-name="P1">MAIN</text:p>
          </table:table-cell>
        </table:table-row>
        <table:table-row>
          <table:table-cell table:style-name="Table184.A1" office:value-type="string">
            <text:p text:style-name="P6"><text:span text:style-name="T6">Usage</text:span><text:span text:style-name="T7"> </text:span><text:span text:style-name="T6">example</text:span></text:p>
          </table:table-cell>
          <table:table-cell table:style-name="Table184.A1" table:number-columns-spanned="4" office:value-type="string">
            <text:p text:style-name="cmd_5f_code">TEMP:PROT:50.5, MAIN</text:p>
            <text:p text:style-name="cmd_5f_code">TEMP:PROT? MAIN</text:p>
            <text:p text:style-name="cmd_5f_code_20_Start">50.50</text:p>
          </table:table-cell>
          <table:covered-table-cell/>
          <table:covered-table-cell/>
          <table:covered-table-cell/>
        </table:table-row>
        <table:table-row>
          <table:table-cell table:style-name="Table184.A1" office:value-type="string">
            <text:p text:style-name="P6">Errors</text:p>
          </table:table-cell>
          <table:table-cell table:style-name="Table184.A1" table:number-columns-spanned="4" office:value-type="string">
            <text:p text:style-name="P2"/>
          </table:table-cell>
          <table:covered-table-cell/>
          <table:covered-table-cell/>
          <table:covered-table-cell/>
        </table:table-row>
        <table:table-row>
          <table:table-cell table:style-name="Table184.A1" office:value-type="string">
            <text:p text:style-name="P6">Related Commands</text:p>
          </table:table-cell>
          <table:table-cell table:style-name="Table184.A1" table:number-columns-spanned="4" office:value-type="string">
            <text:p text:style-name="P2">*RST</text:p>
            <text:p text:style-name="P2">SYSTem:TEMPerature:PROTection[:HIGH]:STATe</text:p>
            <text:p text:style-name="P2">SYSTem:TEMPerature:PROTection[:HIGH]:TRIPped?</text:p>
          </table:table-cell>
          <table:covered-table-cell/>
          <table:covered-table-cell/>
          <table:covered-table-cell/>
        </table:table-row>
      </table:table>
      <text:list xml:id="list134832511043110" text:continue-list="list134833157186140"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2">Syntax</text:p>
          </table:table-cell>
          <table:table-cell table:style-name="Table183.A1" table:number-columns-spanned="4" office:value-type="string">
            <text:p text:style-name="cmd_5f_root">SYSTem:TEMPerature:PROTection[:HIGH]:CLEar[<text:span text:style-name="T4">, {&lt;sensor&gt;}]</text:span></text:p>
          </table:table-cell>
          <table:covered-table-cell/>
          <table:covered-table-cell/>
          <table:covered-table-cell/>
        </table:table-row>
        <table:table-row>
          <table:table-cell table:style-name="Table183.A1" office:value-type="string">
            <text:p text:style-name="P2">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ext:soft-page-break/>
        <table:table-row>
          <table:table-cell table:style-name="Table183.A1" office:value-type="string">
            <text:p text:style-name="P2">Return</text:p>
          </table:table-cell>
          <table:table-cell table:style-name="Table183.A1" table:number-columns-spanned="4" office:value-type="string">
            <text:p text:style-name="Standard">None</text:p>
          </table:table-cell>
          <table:covered-table-cell/>
          <table:covered-table-cell/>
          <table:covered-table-cell/>
        </table:table-row>
        <table:table-row table:style-name="Table183.4">
          <table:table-cell table:style-name="Table183.A1" table:number-rows-spanned="2" office:value-type="string">
            <text:p text:style-name="P2"/>
          </table:table-cell>
          <table:table-cell table:style-name="Table183.B4" office:value-type="string">
            <text:p text:style-name="P3">Name</text:p>
          </table:table-cell>
          <table:table-cell table:style-name="Table183.B4" office:value-type="string">
            <text:p text:style-name="P3">Type</text:p>
          </table:table-cell>
          <table:table-cell table:style-name="Table183.B4" office:value-type="string">
            <text:p text:style-name="P3">Range</text:p>
          </table:table-cell>
          <table:table-cell table:style-name="Table183.B4" office:value-type="string">
            <text:p text:style-name="P3">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MAIN]CH1|CH2}</text:p>
          </table:table-cell>
          <table:table-cell table:style-name="Table183.A1" office:value-type="string">
            <text:p text:style-name="P1">MAIN</text:p>
          </table:table-cell>
        </table:table-row>
        <table:table-row>
          <table:table-cell table:style-name="Table183.A1" office:value-type="string">
            <text:p text:style-name="P6"><text:span text:style-name="T6">Usage</text:span><text:span text:style-name="T7"> </text:span><text:span text:style-name="T6">example</text:span></text:p>
          </table:table-cell>
          <table:table-cell table:style-name="Table183.A1" table:number-columns-spanned="4" office:value-type="string">
            <text:p text:style-name="cmd_5f_code">TEMP:PROT:CLE</text:p>
          </table:table-cell>
          <table:covered-table-cell/>
          <table:covered-table-cell/>
          <table:covered-table-cell/>
        </table:table-row>
        <table:table-row>
          <table:table-cell table:style-name="Table183.A1" office:value-type="string">
            <text:p text:style-name="P6">Errors</text:p>
          </table:table-cell>
          <table:table-cell table:style-name="Table183.A1" table:number-columns-spanned="4" office:value-type="string">
            <text:p text:style-name="P2"/>
          </table:table-cell>
          <table:covered-table-cell/>
          <table:covered-table-cell/>
          <table:covered-table-cell/>
        </table:table-row>
        <table:table-row>
          <table:table-cell table:style-name="Table183.A1" office:value-type="string">
            <text:p text:style-name="P6">Related Commands</text:p>
          </table:table-cell>
          <table:table-cell table:style-name="Table183.A1" table:number-columns-spanned="4" office:value-type="string">
            <text:p text:style-name="P2">SYSTem:TEMPerature:PROTection[:HIGH]:TRIPped</text:p>
          </table:table-cell>
          <table:covered-table-cell/>
          <table:covered-table-cell/>
          <table:covered-table-cell/>
        </table:table-row>
      </table:table>
      <text:list xml:id="list134832410442974"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2">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2">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office:value-type="string">
            <text:p text:style-name="P2">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table:number-rows-spanned="3" office:value-type="string">
            <text:p text:style-name="P2">Parameters</text:p>
          </table:table-cell>
          <table:table-cell table:style-name="Table127.B4" office:value-type="string">
            <text:p text:style-name="P3">Name</text:p>
          </table:table-cell>
          <table:table-cell table:style-name="Table127.B4" office:value-type="string">
            <text:p text:style-name="P3">Type</text:p>
          </table:table-cell>
          <table:table-cell table:style-name="Table127.B4" office:value-type="string">
            <text:p text:style-name="P3">Range</text:p>
          </table:table-cell>
          <table:table-cell table:style-name="Table127.B4" office:value-type="string">
            <text:p text:style-name="P3">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Numeric</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1">{[MAIN]CH1|CH2}</text:p>
          </table:table-cell>
          <table:table-cell table:style-name="Table127.A1" office:value-type="string">
            <text:p text:style-name="P1">MAIN</text:p>
          </table:table-cell>
        </table:table-row>
        <table:table-row>
          <table:table-cell table:style-name="Table127.A1" office:value-type="string">
            <text:p text:style-name="P6"><text:span text:style-name="T6">Usage</text:span><text:span text:style-name="T7"> </text:span><text:span text:style-name="T6">example</text:span></text:p>
          </table:table-cell>
          <table:table-cell table:style-name="Table127.A1" table:number-columns-spanned="4" office:value-type="string">
            <text:p text:style-name="cmd_5f_code">TEMP:PROT:DEL 30, S2</text:p>
          </table:table-cell>
          <table:covered-table-cell/>
          <table:covered-table-cell/>
          <table:covered-table-cell/>
        </table:table-row>
        <table:table-row>
          <table:table-cell table:style-name="Table127.A1" office:value-type="string">
            <text:p text:style-name="P6">Errors</text:p>
          </table:table-cell>
          <table:table-cell table:style-name="Table127.A1" table:number-columns-spanned="4" office:value-type="string">
            <text:p text:style-name="P2"/>
          </table:table-cell>
          <table:covered-table-cell/>
          <table:covered-table-cell/>
          <table:covered-table-cell/>
        </table:table-row>
        <table:table-row>
          <table:table-cell table:style-name="Table127.A1" office:value-type="string">
            <text:p text:style-name="P6">Related Commands</text:p>
          </table:table-cell>
          <table:table-cell table:style-name="Table127.A1" table:number-columns-spanned="4" office:value-type="string">
            <text:p text:style-name="P2">*RST</text:p>
            <text:p text:style-name="P2">SYSTem:TEMPerature:PROTection[:HIGH][:LEVel]</text:p>
          </table:table-cell>
          <table:covered-table-cell/>
          <table:covered-table-cell/>
          <table:covered-table-cell/>
        </table:table-row>
      </table:table>
      <text:list xml:id="list134833857099384"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2">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2">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3">]:</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2">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2">Parameters</text:p>
          </table:table-cell>
          <table:table-cell table:style-name="Table185.B4" office:value-type="string">
            <text:p text:style-name="P3">Name</text:p>
          </table:table-cell>
          <table:table-cell table:style-name="Table185.B4" office:value-type="string">
            <text:p text:style-name="P3">Type</text:p>
          </table:table-cell>
          <table:table-cell table:style-name="Table185.B4" office:value-type="string">
            <text:p text:style-name="P3">Range</text:p>
          </table:table-cell>
          <table:table-cell table:style-name="Table185.B4" office:value-type="string">
            <text:p text:style-name="P3">Default</text:p>
          </table:table-cell>
        </table:table-row>
        <table:table-row>
          <table:covered-table-cell/>
          <table:table-cell table:style-name="Table185.A1" office:value-type="string">
            <text:p text:style-name="Standard">&lt;bool&gt;</text:p>
          </table:table-cell>
          <table:table-cell table:style-name="Table185.A1" office:value-type="string">
            <text:p text:style-name="P1">Discrete</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1">{[MAIN]|CH1|CH2}</text:p>
          </table:table-cell>
          <table:table-cell table:style-name="Table185.A1" office:value-type="string">
            <text:p text:style-name="P1">MAIN</text:p>
          </table:table-cell>
        </table:table-row>
        <table:table-row>
          <table:table-cell table:style-name="Table185.A1" office:value-type="string">
            <text:p text:style-name="P6"><text:span text:style-name="T6">Usage</text:span><text:span text:style-name="T7"> </text:span><text:span text:style-name="T6">example</text:span></text:p>
          </table:table-cell>
          <table:table-cell table:style-name="Table185.A1" table:number-columns-spanned="4" office:value-type="string">
            <text:p text:style-name="cmd_5f_code">TEMP:PROT:STAT? S1</text:p>
            <text:p text:style-name="cmd_5f_code_20_Start">0</text:p>
          </table:table-cell>
          <table:covered-table-cell/>
          <table:covered-table-cell/>
          <table:covered-table-cell/>
        </table:table-row>
        <table:table-row>
          <table:table-cell table:style-name="Table185.A1" office:value-type="string">
            <text:p text:style-name="P6">Errors</text:p>
          </table:table-cell>
          <table:table-cell table:style-name="Table185.A1" table:number-columns-spanned="4" office:value-type="string">
            <text:p text:style-name="P2"/>
          </table:table-cell>
          <table:covered-table-cell/>
          <table:covered-table-cell/>
          <table:covered-table-cell/>
        </table:table-row>
        <table:table-row>
          <table:table-cell table:style-name="Table185.A1" office:value-type="string">
            <text:p text:style-name="P6">Related Commands</text:p>
          </table:table-cell>
          <table:table-cell table:style-name="Table185.A1" table:number-columns-spanned="4" office:value-type="string">
            <text:p text:style-name="P2">*RST</text:p>
            <text:p text:style-name="P2">SYSTem:TEMPerature:PROTection[:HIGH]:CLEar</text:p>
          </table:table-cell>
          <table:covered-table-cell/>
          <table:covered-table-cell/>
          <table:covered-table-cell/>
        </table:table-row>
      </table:table>
      <text:list xml:id="list134832447802634"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2">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ext:soft-page-break/>
        <table:table-row>
          <table:table-cell table:style-name="Table187.A1" office:value-type="string">
            <text:p text:style-name="P2">Description</text:p>
          </table:table-cell>
          <table:table-cell table:style-name="Table187.A1" table:number-columns-spanned="4" office:value-type="string">
            <text:p text:style-name="Standard">Query whether OTP occurred on the selected temperature sensor. <text:span text:style-name="T1">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text:span></text:p>
            <text:p text:style-name="Standard">The SYSTem:<text:span text:style-name="T4">TEMPerature:PROTection[:HIGH]:CLEar</text:span> command can be send to clear OTP condition caused by the selected temperature sensor.</text:p>
          </table:table-cell>
          <table:covered-table-cell/>
          <table:covered-table-cell/>
          <table:covered-table-cell/>
        </table:table-row>
        <table:table-row>
          <table:table-cell table:style-name="Table187.A1" office:value-type="string">
            <text:p text:style-name="P2">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2">Parameters</text:p>
          </table:table-cell>
          <table:table-cell table:style-name="Table187.B4" office:value-type="string">
            <text:p text:style-name="P3">Name</text:p>
          </table:table-cell>
          <table:table-cell table:style-name="Table187.B4" office:value-type="string">
            <text:p text:style-name="P3">Type</text:p>
          </table:table-cell>
          <table:table-cell table:style-name="Table187.B4" office:value-type="string">
            <text:p text:style-name="P3">Range</text:p>
          </table:table-cell>
          <table:table-cell table:style-name="Table187.B4" office:value-type="string">
            <text:p text:style-name="P3">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1">{[MAIN]|CH1|CH2}</text:p>
          </table:table-cell>
          <table:table-cell table:style-name="Table187.A1" office:value-type="string">
            <text:p text:style-name="P1">MAIN</text:p>
          </table:table-cell>
        </table:table-row>
        <table:table-row>
          <table:table-cell table:style-name="Table187.A1" office:value-type="string">
            <text:p text:style-name="P6"><text:span text:style-name="T6">Usage</text:span><text:span text:style-name="T7"> </text:span><text:span text:style-name="T6">example</text:span></text:p>
          </table:table-cell>
          <table:table-cell table:style-name="Table187.A1" table:number-columns-spanned="4" office:value-type="string">
            <text:p text:style-name="cmd_5f_code">TEMP:PROT:TRIP?</text:p>
            <text:p text:style-name="cmd_5f_code_20_Start">0</text:p>
          </table:table-cell>
          <table:covered-table-cell/>
          <table:covered-table-cell/>
          <table:covered-table-cell/>
        </table:table-row>
        <table:table-row>
          <table:table-cell table:style-name="Table187.A1" office:value-type="string">
            <text:p text:style-name="P6">Errors</text:p>
          </table:table-cell>
          <table:table-cell table:style-name="Table187.A1" table:number-columns-spanned="4" office:value-type="string">
            <text:p text:style-name="P2"/>
          </table:table-cell>
          <table:covered-table-cell/>
          <table:covered-table-cell/>
          <table:covered-table-cell/>
        </table:table-row>
        <table:table-row>
          <table:table-cell table:style-name="Table187.A1" office:value-type="string">
            <text:p text:style-name="P6">Related Commands</text:p>
          </table:table-cell>
          <table:table-cell table:style-name="Table187.A1" table:number-columns-spanned="4" office:value-type="string">
            <text:p text:style-name="P2">SYSTem:TEMPerature:PROTection[:HIGH]:CLEar</text:p>
            <text:p text:style-name="P2">SYSTem:TEMPerature:PROTection[:HIGH]:STATe</text:p>
          </table:table-cell>
          <table:covered-table-cell/>
          <table:covered-table-cell/>
          <table:covered-table-cell/>
        </table:table-row>
      </table:table>
      <text:list xml:id="list134832342518138"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2">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2">Description</text:p>
          </table:table-cell>
          <table:table-cell table:style-name="Table96.A1" table:number-columns-spanned="4" office:value-type="string">
            <text:p text:style-name="Standard">Sets the time of the system clock (RTC). Specify the hours, minutes, and seconds.</text:p>
            <text:p text:style-name="P4">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4"/>
            <text:p text:style-name="note"><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96.A1" office:value-type="string">
            <text:p text:style-name="P2">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table:number-rows-spanned="4" office:value-type="string">
            <text:p text:style-name="P2">Parameters</text:p>
          </table:table-cell>
          <table:table-cell table:style-name="Table96.B4" office:value-type="string">
            <text:p text:style-name="P3">Name</text:p>
          </table:table-cell>
          <table:table-cell table:style-name="Table96.B4" office:value-type="string">
            <text:p text:style-name="P3">Type</text:p>
          </table:table-cell>
          <table:table-cell table:style-name="Table96.B4" office:value-type="string">
            <text:p text:style-name="P3">Range</text:p>
          </table:table-cell>
          <table:table-cell table:style-name="Table96.B4" office:value-type="string">
            <text:p text:style-name="P3">Default</text:p>
          </table:table-cell>
        </table:table-row>
        <table:table-row>
          <table:covered-table-cell/>
          <table:table-cell table:style-name="Table96.A1" office:value-type="string">
            <text:p text:style-name="Standard">&lt;hours&gt;</text:p>
          </table:table-cell>
          <table:table-cell table:style-name="Table96.A1" office:value-type="string">
            <text:p text:style-name="P1">Numeric</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inutes&gt;</text:p>
          </table:table-cell>
          <table:table-cell table:style-name="Table96.A1" office:value-type="string">
            <text:p text:style-name="P1">Numeric</text:p>
          </table:table-cell>
          <table:table-cell table:style-name="Table96.D6"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econds&gt;</text:p>
          </table:table-cell>
          <table:table-cell table:style-name="Table96.A1" office:value-type="string">
            <text:p text:style-name="P1">Numeric</text:p>
          </table:table-cell>
          <table:table-cell table:style-name="Table96.D6"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6"><text:span text:style-name="T6">Usage</text:span><text:span text:style-name="T7"> </text:span><text:span text:style-name="T6">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6">Errors</text:p>
          </table:table-cell>
          <table:table-cell table:style-name="Table96.A1" table:number-columns-spanned="4" office:value-type="string">
            <text:p text:style-name="P2"/>
          </table:table-cell>
          <table:covered-table-cell/>
          <table:covered-table-cell/>
          <table:covered-table-cell/>
        </table:table-row>
        <table:table-row>
          <table:table-cell table:style-name="Table96.A1" office:value-type="string">
            <text:p text:style-name="P6">Related Commands</text:p>
          </table:table-cell>
          <table:table-cell table:style-name="Table96.A1" table:number-columns-spanned="4" office:value-type="string">
            <text:p text:style-name="P2">*TST?</text:p>
            <text:p text:style-name="P2">DIAGnostic[:INFOrmation]:TEST?</text:p>
            <text:p text:style-name="P2">SYSTem:DATE</text:p>
          </table:table-cell>
          <table:covered-table-cell/>
          <table:covered-table-cell/>
          <table:covered-table-cell/>
        </table:table-row>
      </table:table>
      <text:list xml:id="list134833234246168" text:continue-numbering="true" text:style-name="Outline">
        <text:list-item>
          <text:list>
            <text:list-item>
              <text:list>
                <text:list-item>
                  <text:h text:style-name="Heading_20_3"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2">Syntax</text:p>
          </table:table-cell>
          <table:table-cell table:style-name="Table64.A1" office:value-type="string">
            <text:p text:style-name="cmd_5f_root"><text:bookmark text:name="syst_vers"/>SYSTem:VERSion?</text:p>
          </table:table-cell>
        </table:table-row>
        <table:table-row>
          <table:table-cell table:style-name="Table64.A1" office:value-type="string">
            <text:p text:style-name="P2">Description</text:p>
          </table:table-cell>
          <table:table-cell table:style-name="Table64.A1" office:value-type="string">
            <text:p text:style-name="P2">This command returns the version of the SCPI (Standard Commands for Programmable Instruments) standard with which the instrument is in compliance</text:p>
          </table:table-cell>
        </table:table-row>
        <table:table-row>
          <table:table-cell table:style-name="Table64.A1" office:value-type="string">
            <text:p text:style-name="P2">Return</text:p>
          </table:table-cell>
          <table:table-cell table:style-name="Table64.A1" office:value-type="string">
            <text:p text:style-name="P2">The command returns a string in the form “YYYY.V”, where YYYY represents the year of the version and V represents a version for that year.</text:p>
          </table:table-cell>
        </table:table-row>
        <table:table-row>
          <table:table-cell table:style-name="Table64.A1" office:value-type="string">
            <text:p text:style-name="P6"><text:span text:style-name="T6">Usage</text:span><text:span text:style-name="T7"> </text:span><text:span text:style-name="T6">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SYSTem</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5.12.SYSTem</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5.12. SYSTem</dc:title>
    <meta:document-statistic meta:table-count="30" meta:image-count="0" meta:object-count="0" meta:page-count="10" meta:paragraph-count="649" meta:word-count="2368" meta:character-count="17824" meta:non-whitespace-character-count="16110"/>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